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officeooo:rsid="0010055b" officeooo:paragraph-rsid="0010055b" style:font-size-asian="35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80pt" fo:font-weight="normal" officeooo:rsid="001360f2" officeooo:paragraph-rsid="001360f2" style:font-size-asian="80pt" style:font-weight-asian="normal" style:font-size-complex="80pt" style:font-weight-complex="normal"/>
    </style:style>
    <style:style style:name="T1" style:family="text">
      <style:text-properties officeooo:rsid="001376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S<text:span text:style-name="T1">FC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21:07:55.799000000</meta:creation-date>
    <dc:date>2024-10-25T21:14:46.995000000</dc:date>
    <meta:editing-duration>PT6M51S</meta:editing-duration>
    <meta:editing-cycles>4</meta:editing-cycles>
    <meta:generator>LibreOffice/24.8.2.1$Windows_X86_64 LibreOffice_project/0f794b6e29741098670a3b95d60478a65d05ef13</meta:generator>
    <meta:print-date>2024-10-25T21:09:53.377000000</meta:print-date>
    <meta:document-statistic meta:table-count="0" meta:image-count="0" meta:object-count="0" meta:page-count="1" meta:paragraph-count="1" meta:word-count="1" meta:character-count="3" meta:non-whitespace-character-count="3"/>
  </office:meta>
</office:document-meta>
</file>